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арисуй квадратную иконку любой конечности человека, тёмную неоновую на прозрачном фоне. Основной цвет #800080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0:28:34.698049954</meta:creation-date>
    <dc:date>2025-03-24T11:59:44.478437379</dc:date>
    <meta:editing-duration>PT1H31M9S</meta:editing-duration>
    <meta:editing-cycles>2</meta:editing-cycles>
    <meta:generator>LibreOffice/7.5.1.2$MacOSX_X86_64 LibreOffice_project/fcbaee479e84c6cd81291587d2ee68cba099e129</meta:generator>
    <meta:document-statistic meta:table-count="0" meta:image-count="0" meta:object-count="0" meta:page-count="1" meta:paragraph-count="1" meta:word-count="14" meta:character-count="111" meta:non-whitespace-character-count="98"/>
  </office:meta>
</office:document-meta>
</file>